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8f7" officeooo:paragraph-rsid="001c2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gith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7:13:29.314155776</meta:creation-date>
    <dc:date>2024-09-18T17:14:04.819401529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24.8.1.2$Linux_X86_64 LibreOffice_project/87fa9aec1a63e70835390b81c40bb8993f1d4ff6</meta:generator>
  </office:meta>
</office:document-meta>
</file>